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996cm" table:align="left"/>
    </style:style>
    <style:style style:name="Table1.A" style:family="table-column">
      <style:table-column-properties style:column-width="2.99cm"/>
    </style:style>
    <style:style style:name="Table1.B" style:family="table-column">
      <style:table-column-properties style:column-width="11.007cm"/>
    </style:style>
    <style:style style:name="Table1.A1" style:family="table-cell">
      <style:table-cell-properties fo:padding="0.097cm" fo:border="none"/>
    </style:style>
    <style:style style:name="P1" style:family="paragraph" style:parent-style-name="abstrack">
      <style:paragraph-properties fo:text-align="center" style:justify-single-word="false" fo:break-before="page"/>
    </style:style>
    <style:style style:name="P2" style:family="paragraph" style:parent-style-name="abstrack">
      <style:text-properties officeooo:paragraph-rsid="00129a12"/>
    </style:style>
    <style:style style:name="P3" style:family="paragraph" style:parent-style-name="bab">
      <style:text-properties officeooo:rsid="000da715" officeooo:paragraph-rsid="000da715"/>
    </style:style>
    <style:style style:name="P4" style:family="paragraph" style:parent-style-name="bab">
      <style:paragraph-properties fo:text-align="center" style:justify-single-word="false"/>
    </style:style>
    <style:style style:name="P5" style:family="paragraph" style:parent-style-name="bab">
      <style:text-properties officeooo:paragraph-rsid="000da715"/>
    </style:style>
    <style:style style:name="P6" style:family="paragraph" style:parent-style-name="Heading_20_1">
      <style:paragraph-properties fo:break-before="page"/>
    </style:style>
    <style:style style:name="P7" style:family="paragraph" style:parent-style-name="abstrack">
      <style:paragraph-properties fo:margin-left="0cm" fo:margin-right="0cm" fo:text-indent="0cm" style:auto-text-indent="false"/>
      <style:text-properties officeooo:paragraph-rsid="00129a12"/>
    </style:style>
    <style:style style:name="P8" style:family="paragraph" style:parent-style-name="bab">
      <style:text-properties officeooo:rsid="000da715" officeooo:paragraph-rsid="000da715"/>
    </style:style>
    <style:style style:name="T1" style:family="text">
      <style:text-properties officeooo:rsid="000da715"/>
    </style:style>
    <style:style style:name="T2" style:family="text">
      <style:text-properties officeooo:rsid="001093a3"/>
    </style:style>
    <style:style style:name="T3" style:family="text">
      <style:text-properties officeooo:rsid="00129a12"/>
    </style:style>
    <style:style style:name="T4" style:family="text">
      <style:text-properties officeooo:rsid="0014c708"/>
    </style:style>
    <style:style style:name="T5" style:family="text">
      <style:text-properties fo:font-style="italic" style:font-style-asian="italic" style:font-style-complex="italic"/>
    </style:style>
    <style:style style:name="T6" style:family="text">
      <style:text-properties officeooo:rsid="0017f12d"/>
    </style:style>
    <style:style style:name="T7" style:family="text">
      <style:text-properties officeooo:rsid="001956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ta pengantar</text:p>
      <text:p text:style-name="P3"/>
      <text:p text:style-name="P3">Tiada kata yang pantas penulis ucapkan selain puji syukur kehadirat Allah SWT. atas berkat dan Rahmat-Nya sehingga penulis dapat menyelesaikan Proposal Skripsi ini. Shalawat dan salam tak lupa penulis kirimkan kepada Baginda Rasulullah SAW. Yang telah membimbing kita semua. Penulisan Proposal Skripsi ini bertujuan untuk memenuhi salah satu syarat Proposal Skripsi di Universitas Banten Jaya Jurusan Teknik Informatika Fakultas Ilmu Komputer.</text:p>
      <text:p text:style-name="P5">Pada kesempatan ini pula penulis ingin mengucapkan terima kasih yang sebesar-besarnya kepada ayahanda <text:span text:style-name="T1">H. Nurdin</text:span> dan ibunda <text:span text:style-name="T1">Hj. Yayah</text:span> tercinta dengan ikhlas memberikan dukungan, baik materi maupun moril sehingga penulis akhirnya dapat menyelesaikan <text:span text:style-name="T1">Proposal S</text:span>kripsi ini. Tak akan pernah cukup kata untuk mengungkapkan rasa terima kasih ananda buat ayahanda dan ibunda tercinta.</text:p>
      <text:p text:style-name="bab"/>
      <text:p text:style-name="P1">Abstrack</text:p>
      <text:p text:style-name="abstrack"/>
      <table:table table:name="Table1" table:style-name="Table1">
        <table:table-column table:style-name="Table1.A"/>
        <table:table-column table:style-name="Table1.B"/>
        <table:table-row>
          <table:table-cell table:style-name="Table1.A1" office:value-type="string">
            <text:p text:style-name="abstrack">Nama</text:p>
            <text:p text:style-name="abstrack">NPM</text:p>
            <text:p text:style-name="abstrack">Jurusan</text:p>
            <text:p text:style-name="abstrack">Judul</text:p>
          </table:table-cell>
          <table:table-cell table:style-name="Table1.A1" office:value-type="string">
            <text:p text:style-name="bab">: <text:span text:style-name="T2">Ma’mun Amri</text:span></text:p>
            <text:p text:style-name="bab">: 1101161096</text:p>
            <text:p text:style-name="bab">: Teknik Informatika</text:p>
            <text:p text:style-name="bab">: “Rancang Bangun Sistem Infromasi Monitoring Anak di Pondok Pesantren Tafriijul Ahkam Cikiray berbasis Android </text:p>
          </table:table-cell>
        </table:table-row>
      </table:table>
      <text:p text:style-name="abstrack"/>
      <text:p text:style-name="P2">Anak merupakan tanggung jawab orangtua yang diberikan oleh Sang Pencipta, oleh karenanya sudah sepatutnyalah orang tua harus menjaga dan mengawasinya, <text:span text:style-name="T3">t</text:span>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text:span text:style-name="T4">Diera Indursti sekarang maka sudah tak asing lagi dalam memanfaatkan teknologi yang sudah berkembang pesat ini.</text:span></text:p>
      <text:p text:style-name="P2">Hasil dari penelitian ini adalah Aplikasi Monitoring <text:span text:style-name="T3">Anak</text:span>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text:span text:style-name="T3">anak</text:span> ini memudahkan orang tua dalam memperoleh informasi <text:span text:style-name="T3">anak</text:span> selama mondok sehingga orang tua dapat memperoleh data santri lebih detail.</text:p>
      <text:p text:style-name="P2"/>
      <text:p text:style-name="P7">Kata Kunci: <text:span text:style-name="T5">Monitoring</text:span> Aktivitas <text:span text:style-name="T2">Anak</text:span>, Android, Pesantren</text:p>
      <text:h text:style-name="P6" text:outline-level="1">bab I</text:h>
      <text:h text:style-name="Heading_20_2" text:outline-level="2">latar belakang</text:h>
      <text:p text:style-name="bab">Pesantren merupakan lembaga pendidikan, yang menampung peserta didik dan dibina agar memiliki kemampuan, kecerdasan, dan keterampilan sehingga tercapainya tujuan pendidikan. Pesantren Modern <text:span text:style-name="T6">Tafriijul Ahkam Cikiray</text:span> adalah institusi pendidikan agama berbasiskan pondok maupun non-pondok yang mengatur segala hal yang berkaitan dengan penyelenggaraan pendidikan keagamaan. Sebagai institusi pendidikan Islam, yang telah melahirkan ribuan alumni yang berakhlakul karimah dan berwawasan luas, pihak pesantren menginginkan sebuah sistem yang dapat memberikan informasi segala aktivitas santri selama mondok sehingga dapat menambah kepercayaan orang tua untuk menempatkan anakanya dalam Pesantren. Pesantren Modern <text:span text:style-name="T6">Tafriijul Ahkam Cikiray</text:span> didirikan tahun <text:span text:style-name="T6">2003</text:span>. Merupakan salah satu pesantren yang ada di K<text:span text:style-name="T6">abupaten Lebak</text:span> berlokasi di jln. Dg Ramang No.102, Kelurahan Sudiang Raya, Kecamatan Biringkanaya, K<text:span text:style-name="T6">abupaten Lebak</text:span> bertujuan untuk menciptakan ulama yang berpengetahuan luas, mandiri dan menguasai teknologi sesuai dengan tuntutan kemajuan dan perkembangan zaman. Pesantren ini menaungi tiga Madrasah/Sekolah yaitu Madrasah Ibtidaiyah, Sekolah Menengah Pertama, dan Madrasah Aliyah. Adapun Visi dan Misi Pesantren Modern <text:span text:style-name="T7">Tafriijul Ahkam Cikiray</text:span> yaitu mempersiapkan dan mengantarkan santri yang unggul dalam prestasi, beriman dan ber<text:span text:style-name="T7">ak</text:span>h<text:span text:style-name="T7">l</text:span>ak mulia dan menerapkan manajemen partisipatif dengan melibatkan seluruh warga sekolah. </text:p>
      <text:p text:style-name="sub_20_bab">Pada era globalisasi saat ini, sistem informasi dan teknologi komputer berkembang sangat pesat sejalan dengan besarnya kebutuhan terhadap informasi. Perkembangan teknologi informasi tidak lepas dari pesatnya perkembangan teknologi komputer, karena komputer merupakan media yang dapat memberikan kemudahan bagi manusia dalam menyelesaikan suatu pekerjaan. Teknologi informasi adalah salah satu contoh produk teknologi yang berkembang pesat yang dapat membantu manusia dalam mengolah data serta menyajikan sebuah informasi yang berkualitas. Untuk menyediakan informasi tersebut, diperlukan suatu alat bantu atau media untuk mengolah beraneka ragam data agar dapat disajikan menjadi sebuah informasi yang bermanfaat. Perkembangan ilmu pengetahuan dan teknologi informasi yang memudahkan <text:soft-page-break/>manusia dalam melakukan berbagai aktifitas. Contoh pesatnya perkembangan teknologi informasi adalah perkembangan dari teknologi mobile yang memberikan dampak besar khususnya pengguna device tersebut. Pada awalny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bab" style:family="paragraph" style:parent-style-name="Standard" style:master-page-name="">
      <style:paragraph-properties fo:margin-left="0cm" fo:margin-right="0cm" fo:line-height="115%" fo:text-align="justify" style:justify-single-word="false"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abstrack" style:family="paragraph" style:parent-style-name="Table_20_Contents" style:master-page-name="">
      <style:paragraph-properties fo:margin-left="0cm" fo:margin-right="0cm" fo:line-height="115%" fo:text-align="justify" style:justify-single-word="false" fo:text-indent="1.499cm" style:auto-text-indent="false" style:page-number="auto"/>
      <style:text-properties officeooo:rsid="001093a3"/>
    </style:style>
    <style:style style:name="sub_20_bab" style:display-name="sub bab" style:family="paragraph" style:parent-style-name="bab" style:master-page-name="">
      <style:paragraph-properties fo:margin-left="0.499cm" fo:margin-right="0cm" fo:line-height="150%" fo:text-indent="1.3cm" style:auto-text-indent="false" style:page-number="auto"/>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150%" style:page-number="auto">
        <style:tab-stops/>
      </style:paragraph-properties>
      <style:text-properties fo:text-transform="capitalize" fo:font-size="12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fo:text-align="center" style:justify-single-word="false" style:page-number="auto"/>
      <style:text-properties fo:text-transform="uppercase" fo:font-size="12pt"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Satu">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998cm" fo:margin-left="0cm" fo:margin-right="0cm" fo:margin-top="1.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499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998cm" fo:margin-left="0cm" fo:margin-right="0cm" fo:margin-top="1.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bab"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5T19:12:16.954977456</meta:creation-date>
    <dc:date>2019-12-06T09:18:23.090970494</dc:date>
    <meta:editing-duration>PT1H56M57S</meta:editing-duration>
    <meta:editing-cycles>8</meta:editing-cycles>
    <meta:generator>LibreOffice/6.3.3.2$Linux_X86_64 LibreOffice_project/30$Build-2</meta:generator>
    <meta:document-statistic meta:table-count="1" meta:image-count="0" meta:object-count="0" meta:page-count="4" meta:paragraph-count="19" meta:word-count="682" meta:character-count="5210" meta:non-whitespace-character-count="4545"/>
  </office:meta>
</office:document-meta>
</file>